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A4E026574829CF37.png" manifest:media-type="image/png"/>
  <manifest:file-entry manifest:full-path="Pictures/100000000000043800000780E4668D578B8286AF.png" manifest:media-type="image/png"/>
  <manifest:file-entry manifest:full-path="Pictures/10000000000004380000078093460166CA051ABC.png" manifest:media-type="image/png"/>
  <manifest:file-entry manifest:full-path="Pictures/1000000000000438000007801711CA84BF92C67D.png" manifest:media-type="image/png"/>
  <manifest:file-entry manifest:full-path="Pictures/10000201000003BC000001FA0B7867F4952988CE.png" manifest:media-type="image/png"/>
  <manifest:file-entry manifest:full-path="Pictures/100000000000043800000780EC9C4884B0BFD3E8.png" manifest:media-type="image/png"/>
  <manifest:file-entry manifest:full-path="Pictures/100000000000043800000780966640009E6F8E18.png" manifest:media-type="image/png"/>
  <manifest:file-entry manifest:full-path="Pictures/100000000000043800000780A1B35C7E5161986B.png" manifest:media-type="image/png"/>
  <manifest:file-entry manifest:full-path="Pictures/100000000000043800000780DEEABC295F4C2D6F.png" manifest:media-type="image/png"/>
  <manifest:file-entry manifest:full-path="Pictures/10000000000004380000078086C3BF9B63788C75.png" manifest:media-type="image/png"/>
  <manifest:file-entry manifest:full-path="Pictures/100000000000043800000780D04195C5537300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cm, 0cm, 13.548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05cm, 0cm, 9.673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7cm, 0cm, 14.446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7cm, 0cm, 11.61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59cm, 0cm, 16.008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31cm, 0cm, 15.752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2cm, 0cm, 12.177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6cm, 0cm, 8.85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7cm, 0cm, 9.114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49cm, 0cm, 13.858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104.599998474121pt" style:font-size-asian="104.599998474121pt" style:font-size-complex="104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01cm" svg:height="12.179cm" svg:x="2.494cm" svg:y="4.913cm" presentation:class="graphic">
          <draw:image xlink:href="Pictures/10000201000003BC000001FA0B7867F4952988CE.png" xlink:type="simple" xlink:show="embed" xlink:actuate="onLoad">
            <text:p/>
          </draw:image>
        </draw:frame>
        <draw:frame presentation:style-name="pr1" draw:layer="layout" svg:width="25.199cm" svg:height="4.124cm" svg:x="1.4cm" svg:y="0.528cm" presentation:class="title">
          <draw:text-box>
            <text:p><text:span text:style-name="T1">EXERCÍC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3" draw:text-style-name="P1" draw:layer="layout" svg:width="17.611cm" svg:height="21.172cm" svg:x="5.195cm" svg:y="-0.199cm">
          <draw:image xlink:href="Pictures/10000000000004380000078093460166CA051A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5.748cm" svg:height="21.065cm" svg:x="6.126cm" svg:y="0cm">
          <draw:image xlink:href="Pictures/100000000000043800000780E4668D578B8286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7.974cm" svg:height="20.999cm" svg:x="5.013cm" svg:y="0.001cm">
          <draw:image xlink:href="Pictures/100000000000043800000780966640009E6F8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16.99cm" svg:height="21cm" svg:x="5.505cm" svg:y="0cm">
          <draw:image xlink:href="Pictures/100000000000043800000780A1B35C7E516198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7" draw:text-style-name="P1" draw:layer="layout" svg:width="18.811cm" svg:height="21.022cm" svg:x="4.595cm" svg:y="0.001cm">
          <draw:image xlink:href="Pictures/100000000000043800000780EC9C4884B0BFD3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" draw:layer="layout" svg:width="18.51cm" svg:height="20.999cm" svg:x="4.745cm" svg:y="0.001cm">
          <draw:image xlink:href="Pictures/1000000000000438000007801711CA84BF92C6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1" draw:layer="layout" svg:width="16.68cm" svg:height="20.9cm" svg:x="5.66cm" svg:y="0cm">
          <draw:image xlink:href="Pictures/10000000000004380000078086C3BF9B63788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0" draw:text-style-name="P1" draw:layer="layout" svg:width="15.411cm" svg:height="21.136cm" svg:x="6.295cm" svg:y="0.001cm">
          <draw:image xlink:href="Pictures/100000000000043800000780DEEABC295F4C2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1" draw:text-style-name="P1" draw:layer="layout" svg:width="15.211cm" svg:height="20.822cm" svg:x="6.395cm" svg:y="0.032cm">
          <draw:image xlink:href="Pictures/100000000000043800000780D04195C5537300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2" draw:text-style-name="P1" draw:layer="layout" svg:width="17.1cm" svg:height="21cm" svg:x="4.8cm" svg:y="0cm">
          <draw:image xlink:href="Pictures/100000000000043800000780A4E026574829CF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21:59:32.495719035</meta:creation-date>
    <meta:generator>LibreOffice/5.1.6.2$Linux_X86_64 LibreOffice_project/10m0$Build-2</meta:generator>
    <dc:date>2018-08-23T22:38:39.239358288</dc:date>
    <meta:editing-duration>PT39M10S</meta:editing-duration>
    <meta:editing-cycles>5</meta:editing-cycles>
    <meta:document-statistic meta:object-count="75"/>
  </office:meta>
</office:document-meta>
</file>